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pitch="fixed"/>
    <style:font-face style:name="DejaVu Sans Light" svg:font-family="'DejaVu Sans Light'" style:font-pitch="variable"/>
    <style:font-face style:name="FreeMono" svg:font-family="FreeMono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measure">
      <style:graphic-properties svg:stroke-width="0.035cm" draw:marker-start-width="0.252cm" draw:marker-end-width="0.252cm" draw:textarea-horizontal-align="justify" draw:textarea-vertical-align="middle" draw:auto-grow-height="false" fo:min-height="1.716cm" fo:min-width="6.466cm" fo:padding-top="0.142cm" fo:padding-bottom="0.142cm" fo:padding-left="0.267cm" fo:padding-right="0.267cm"/>
    </style:style>
    <style:style style:name="gr2" style:family="graphic" style:parent-style-name="measure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1.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FreeMono1" fo:font-size="28pt" style:font-size-asian="28pt" style:font-size-complex="28pt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ffffff"/>
    </style:style>
    <style:style style:name="T1" style:family="text">
      <style:text-properties style:font-name="FreeMono1" fo:font-size="28pt" style:font-size-asian="28pt" style:font-size-complex="28pt"/>
    </style:style>
    <style:style style:name="T2" style:family="text">
      <style:text-properties style:font-name="DejaVu Sans Light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cm" svg:height="2cm" svg:x="6cm" svg:y="2cm">
          <text:p text:style-name="P1"><text:span text:style-name="T1">PUT_FAIL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7cm" svg:height="2cm" svg:x="20cm" svg:y="2cm">
          <text:p text:style-name="P1"><text:span text:style-name="T1">PUT_SUC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2" draw:text-style-name="P1" draw:layer="measurelines" svg:x1="27cm" svg:y1="4.2cm" svg:x2="20cm" svg:y2="4.2cm">
          <text:p text:style-name="P3"><text:measure text:kind="gap"/><text:span text:style-name="T2">8 bit</text:span></text:p>
        </draw:measure>
        <draw:measure draw:style-name="gr2" draw:text-style-name="P1" draw:layer="layout" svg:x1="13cm" svg:y1="4.2cm" svg:x2="6cm" svg:y2="4.2cm">
          <text:p text:style-name="P3"><text:measure text:kind="gap"/><text:span text:style-name="T2">8 bit</text:span></text:p>
        </draw:measure>
        <draw:frame draw:style-name="gr3" draw:text-style-name="P4" draw:layer="layout" svg:width="5cm" svg:height="2cm" svg:x="14cm" svg:y="2cm">
          <draw:text-box>
            <text:p text:style-name="P1"><text:span text:style-name="T1">o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1" svg:font-family="FreeMono" style:font-pitch="fixed"/>
    <style:font-face style:name="DejaVu Sans Light" svg:font-family="'DejaVu Sans Light'" style:font-pitch="variable"/>
    <style:font-face style:name="FreeMono" svg:font-family="FreeMono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5T10:30:42.057239195</meta:creation-date>
    <dc:date>2018-01-25T01:04:30.755560799</dc:date>
    <meta:editing-duration>PT1H31M50S</meta:editing-duration>
    <meta:editing-cycles>14</meta:editing-cycles>
    <meta:generator>LibreOffice/5.2.7.2$Linux_X86_64 LibreOffice_project/20$Build-2</meta:generator>
    <meta:document-statistic meta:object-count="5"/>
  </office:meta>
</office:document-meta>
</file>